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6.211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6.45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2.616cm"/>
    </style:style>
    <style:style style:name="co8" style:family="table-column">
      <style:table-column-properties fo:break-before="auto" style:column-width="3.05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.353cm" style:writing-mode="page"/>
      <style:text-properties fo:color="#00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" style:family="table-cell" style:parent-style-name="Default" style:data-style-name="N4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Vyrobca</text:p>
          </table:table-cell>
          <table:table-cell office:value-type="string">
            <text:p>Referencia</text:p>
          </table:table-cell>
          <table:table-cell office:value-type="string">
            <text:p>MOQ</text:p>
          </table:table-cell>
          <table:table-cell office:value-type="string">
            <text:p>Designation</text:p>
          </table:table-cell>
          <table:table-cell office:value-type="string">
            <text:p>MiniF.</text:p>
          </table:table-cell>
          <table:table-cell office:value-type="string">
            <text:p>Info</text:p>
          </table:table-cell>
          <table:table-cell office:value-type="string">
            <text:p>Tarif (eur/1pc)</text:p>
          </table:table-cell>
          <table:table-cell office:value-type="string">
            <text:p>Purchase (eur/1pc)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03 - WRKMV 3-520/1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2.0496">
            <text:p>32,05</text:p>
          </table:table-cell>
          <table:table-cell table:style-name="ce5" office:value-type="float" office:value="8.0124">
            <text:p>8,0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04 - WRKMV 3-520/1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8.808">
            <text:p>38,81</text:p>
          </table:table-cell>
          <table:table-cell table:style-name="ce5" office:value-type="float" office:value="9.702">
            <text:p>9,7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01 - WRKMV 3-520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1.208">
            <text:p>21,21</text:p>
          </table:table-cell>
          <table:table-cell table:style-name="ce5" office:value-type="float" office:value="5.302">
            <text:p>5,3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3520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05 - WRKMV 3-520/2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50.1424">
            <text:p>50,14</text:p>
          </table:table-cell>
          <table:table-cell table:style-name="ce5" office:value-type="float" office:value="12.5356">
            <text:p>12,5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3520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06 - WRKMV 3-520/2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57.5872">
            <text:p>57,59</text:p>
          </table:table-cell>
          <table:table-cell table:style-name="ce5" office:value-type="float" office:value="14.3968">
            <text:p>14,4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02 - WRKMV 3-520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5.2736">
            <text:p>25,27</text:p>
          </table:table-cell>
          <table:table-cell table:style-name="ce5" office:value-type="float" office:value="6.3184">
            <text:p>6,3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09 - WRKMV 4-521/1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4.4608">
            <text:p>34,46</text:p>
          </table:table-cell>
          <table:table-cell table:style-name="ce5" office:value-type="float" office:value="8.6152">
            <text:p>8,6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10 - WRKMV 4-521/1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42.9968">
            <text:p>43,00</text:p>
          </table:table-cell>
          <table:table-cell table:style-name="ce5" office:value-type="float" office:value="10.7492">
            <text:p>10,7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07 - WRKMV 4-521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2.2288">
            <text:p>22,23</text:p>
          </table:table-cell>
          <table:table-cell table:style-name="ce5" office:value-type="float" office:value="5.5572">
            <text:p>5,5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4521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11 - WRKMV 4-521/2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53.944">
            <text:p>53,94</text:p>
          </table:table-cell>
          <table:table-cell table:style-name="ce5" office:value-type="float" office:value="13.486">
            <text:p>13,4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4521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12 - WRKMV 4-521/2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62.128">
            <text:p>62,13</text:p>
          </table:table-cell>
          <table:table-cell table:style-name="ce5" office:value-type="float" office:value="15.532">
            <text:p>15,5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V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29008 - WRKMV 4-521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6.6992">
            <text:p>26,70</text:p>
          </table:table-cell>
          <table:table-cell table:style-name="ce5" office:value-type="float" office:value="6.6748">
            <text:p>6,6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03 - WRKMWV 3-520/1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2.1024">
            <text:p>32,10</text:p>
          </table:table-cell>
          <table:table-cell table:style-name="ce5" office:value-type="float" office:value="8.0256">
            <text:p>8,0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04 - WRKMWV 3-520/1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8.8784">
            <text:p>38,88</text:p>
          </table:table-cell>
          <table:table-cell table:style-name="ce5" office:value-type="float" office:value="9.7196">
            <text:p>9,7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01 - WRKMWV 3-520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1.2784">
            <text:p>21,28</text:p>
          </table:table-cell>
          <table:table-cell table:style-name="ce5" office:value-type="float" office:value="5.3196">
            <text:p>5,3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3520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05 - WRKMWV 3-520/2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50.1952">
            <text:p>50,20</text:p>
          </table:table-cell>
          <table:table-cell table:style-name="ce5" office:value-type="float" office:value="12.5488">
            <text:p>12,5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3520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06 - WRKMWV 3-520/2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57.6576">
            <text:p>57,66</text:p>
          </table:table-cell>
          <table:table-cell table:style-name="ce5" office:value-type="float" office:value="14.4144">
            <text:p>14,4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02 - WRKMWV 3-520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5.3264">
            <text:p>25,33</text:p>
          </table:table-cell>
          <table:table-cell table:style-name="ce5" office:value-type="float" office:value="6.3316">
            <text:p>6,3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09 - WRKMWV 4-521/1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4.4608">
            <text:p>34,46</text:p>
          </table:table-cell>
          <table:table-cell table:style-name="ce5" office:value-type="float" office:value="8.6152">
            <text:p>8,6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10 - WRKMWV 4-521/1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42.9968">
            <text:p>43,00</text:p>
          </table:table-cell>
          <table:table-cell table:style-name="ce5" office:value-type="float" office:value="10.7492">
            <text:p>10,7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07 - WRKMWV 4-521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2.3168">
            <text:p>22,32</text:p>
          </table:table-cell>
          <table:table-cell table:style-name="ce5" office:value-type="float" office:value="5.5792">
            <text:p>5,5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4521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11 - WRKMWV 4-521/2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54.032">
            <text:p>54,03</text:p>
          </table:table-cell>
          <table:table-cell table:style-name="ce5" office:value-type="float" office:value="13.508">
            <text:p>13,5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4521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12 - WRKMWV 4-521/2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62.216">
            <text:p>62,22</text:p>
          </table:table-cell>
          <table:table-cell table:style-name="ce5" office:value-type="float" office:value="15.554">
            <text:p>15,5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0008 - WRKMWV 4-521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6.7872">
            <text:p>26,79</text:p>
          </table:table-cell>
          <table:table-cell table:style-name="ce5" office:value-type="float" office:value="6.6968">
            <text:p>6,7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MWVLEDA35203M</text:p>
          </table:table-cell>
          <table:table-cell office:value-type="float" office:value="10">
            <text:p>10</text:p>
          </table:table-cell>
          <table:table-cell table:style-name="ce3" office:value-type="string">
            <text:p>9699 - WRKMWV/LED A 3-520/3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1.68">
            <text:p>31,68</text:p>
          </table:table-cell>
          <table:table-cell table:style-name="ce5" office:value-type="float" office:value="7.92">
            <text:p>7,9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03 - WRKT 4-3-520/1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5.0448">
            <text:p>25,04</text:p>
          </table:table-cell>
          <table:table-cell table:style-name="ce5" office:value-type="float" office:value="6.2612">
            <text:p>6,2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04 - WRKT 4-3-520/1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1.8032">
            <text:p>31,80</text:p>
          </table:table-cell>
          <table:table-cell table:style-name="ce5" office:value-type="float" office:value="7.9508">
            <text:p>7,9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01 - WRKT 4-3-520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14.2032">
            <text:p>14,20</text:p>
          </table:table-cell>
          <table:table-cell table:style-name="ce5" office:value-type="float" office:value="3.5508">
            <text:p>3,5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3520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05 - WRKT 4-3-520/2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42.4336">
            <text:p>42,43</text:p>
          </table:table-cell>
          <table:table-cell table:style-name="ce5" office:value-type="float" office:value="10.6084">
            <text:p>10,6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3520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06 - WRKT 4-3-520/2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49.8784">
            <text:p>49,88</text:p>
          </table:table-cell>
          <table:table-cell table:style-name="ce5" office:value-type="float" office:value="12.4696">
            <text:p>12,4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02 - WRKT 4-3-520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18.2688">
            <text:p>18,27</text:p>
          </table:table-cell>
          <table:table-cell table:style-name="ce5" office:value-type="float" office:value="4.5672">
            <text:p>4,5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09 - WRKT 4-521/1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8.8112">
            <text:p>28,81</text:p>
          </table:table-cell>
          <table:table-cell table:style-name="ce5" office:value-type="float" office:value="7.2028">
            <text:p>7,2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0 - WRKT 4-521/1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7.3472">
            <text:p>37,35</text:p>
          </table:table-cell>
          <table:table-cell table:style-name="ce5" office:value-type="float" office:value="9.3368">
            <text:p>9,3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07 - WRKT 4-521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15.1536">
            <text:p>15,15</text:p>
          </table:table-cell>
          <table:table-cell table:style-name="ce5" office:value-type="float" office:value="3.7884">
            <text:p>3,7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521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1 - WRKT 4-521/2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45.8832">
            <text:p>45,88</text:p>
          </table:table-cell>
          <table:table-cell table:style-name="ce5" office:value-type="float" office:value="11.4708">
            <text:p>11,4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521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2 - WRKT 4-521/2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54.4192">
            <text:p>54,42</text:p>
          </table:table-cell>
          <table:table-cell table:style-name="ce5" office:value-type="float" office:value="13.6048">
            <text:p>13,6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08 - WRKT 4-521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0.2752">
            <text:p>20,28</text:p>
          </table:table-cell>
          <table:table-cell table:style-name="ce5" office:value-type="float" office:value="5.0688">
            <text:p>5,0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452160M</text:p>
          </table:table-cell>
          <table:table-cell office:value-type="float" office:value="10">
            <text:p>10</text:p>
          </table:table-cell>
          <table:table-cell table:style-name="ce3" office:value-type="string">
            <text:p>7626 - WRKT 4-521/6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134.6576">
            <text:p>134,66</text:p>
          </table:table-cell>
          <table:table-cell table:style-name="ce5" office:value-type="float" office:value="33.6644">
            <text:p>33,6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55220.5M</text:p>
          </table:table-cell>
          <table:table-cell office:value-type="float" office:value="10">
            <text:p>10</text:p>
          </table:table-cell>
          <table:table-cell table:style-name="ce3" office:value-type="string">
            <text:p>6723 - WRKT 5-522/0,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14.2032">
            <text:p>14,20</text:p>
          </table:table-cell>
          <table:table-cell table:style-name="ce5" office:value-type="float" office:value="3.5508">
            <text:p>3,5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5522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5 - WRKT 5-522/1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9.7616">
            <text:p>29,76</text:p>
          </table:table-cell>
          <table:table-cell table:style-name="ce5" office:value-type="float" office:value="7.4404">
            <text:p>7,4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552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6 - WRKT 5-522/1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7.312">
            <text:p>37,31</text:p>
          </table:table-cell>
          <table:table-cell table:style-name="ce5" office:value-type="float" office:value="9.328">
            <text:p>9,3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5522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3 - WRKT 5-522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17.3184">
            <text:p>17,32</text:p>
          </table:table-cell>
          <table:table-cell table:style-name="ce5" office:value-type="float" office:value="4.3296">
            <text:p>4,3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5522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7 - WRKT 5-522/2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49.3504">
            <text:p>49,35</text:p>
          </table:table-cell>
          <table:table-cell table:style-name="ce5" office:value-type="float" office:value="12.3376">
            <text:p>12,3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5522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8 - WRKT 5-522/2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57.6576">
            <text:p>57,66</text:p>
          </table:table-cell>
          <table:table-cell table:style-name="ce5" office:value-type="float" office:value="14.4144">
            <text:p>14,4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552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4 - WRKT 5-522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2.2112">
            <text:p>22,21</text:p>
          </table:table-cell>
          <table:table-cell table:style-name="ce5" office:value-type="float" office:value="5.5528">
            <text:p>5,5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55226M</text:p>
          </table:table-cell>
          <table:table-cell office:value-type="float" office:value="10">
            <text:p>10</text:p>
          </table:table-cell>
          <table:table-cell table:style-name="ce3" office:value-type="string">
            <text:p>7976 - WRKT 5-522/6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5.6256">
            <text:p>25,63</text:p>
          </table:table-cell>
          <table:table-cell table:style-name="ce5" office:value-type="float" office:value="6.4064">
            <text:p>6,4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8523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21 - WRKT 8-523/1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49.8608">
            <text:p>49,86</text:p>
          </table:table-cell>
          <table:table-cell table:style-name="ce5" office:value-type="float" office:value="12.4652">
            <text:p>12,4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8523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22 - WRKT 8-523/1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64.24">
            <text:p>64,24</text:p>
          </table:table-cell>
          <table:table-cell table:style-name="ce5" office:value-type="float" office:value="16.06">
            <text:p>16,0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8523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19 - WRKT 8-523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7.1216">
            <text:p>27,12</text:p>
          </table:table-cell>
          <table:table-cell table:style-name="ce5" office:value-type="float" office:value="6.7804">
            <text:p>6,7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8523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23 - WRKT 8-523/2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86.1344">
            <text:p>86,13</text:p>
          </table:table-cell>
          <table:table-cell table:style-name="ce5" office:value-type="float" office:value="21.5336">
            <text:p>21,5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8523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24 - WRKT 8-523/2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101.7632">
            <text:p>101,76</text:p>
          </table:table-cell>
          <table:table-cell table:style-name="ce5" office:value-type="float" office:value="25.4408">
            <text:p>25,4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8523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3020 - WRKT 8-523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5.6576">
            <text:p>35,66</text:p>
          </table:table-cell>
          <table:table-cell table:style-name="ce5" office:value-type="float" office:value="8.9144">
            <text:p>8,9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LEDF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262 - WRKT/LED F 4-521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6.488">
            <text:p>26,49</text:p>
          </table:table-cell>
          <table:table-cell table:style-name="ce5" office:value-type="float" office:value="6.622">
            <text:p>6,6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LEDF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261 - WRKT/LED F 4-521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1.6096">
            <text:p>31,61</text:p>
          </table:table-cell>
          <table:table-cell table:style-name="ce5" office:value-type="float" office:value="7.9024">
            <text:p>7,9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LEDG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263 - WRKT/LED G 4-521/2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7.8784">
            <text:p>27,88</text:p>
          </table:table-cell>
          <table:table-cell table:style-name="ce5" office:value-type="float" office:value="6.9696">
            <text:p>6,9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TLEDG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264 - WRKT/LED G 4-521/5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31.24">
            <text:p>31,24</text:p>
          </table:table-cell>
          <table:table-cell table:style-name="ce5" office:value-type="float" office:value="7.81">
            <text:p>7,8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03 - WRKWT 4-3-520/10 M</text:p>
          </table:table-cell>
          <table:table-cell office:value-type="float" office:value="10">
            <text:p>10</text:p>
          </table:table-cell>
          <table:table-cell/>
          <table:table-cell table:style-name="ce4" office:value-type="float" office:value="24.904">
            <text:p>24,90</text:p>
          </table:table-cell>
          <table:table-cell table:style-name="ce5" office:value-type="float" office:value="6.226">
            <text:p>6,2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04 - WRKWT 4-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31.68">
            <text:p>31,68</text:p>
          </table:table-cell>
          <table:table-cell table:style-name="ce5" office:value-type="float" office:value="7.92">
            <text:p>7,9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01 - WRKWT 4-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14.08">
            <text:p>14,08</text:p>
          </table:table-cell>
          <table:table-cell table:style-name="ce5" office:value-type="float" office:value="3.52">
            <text:p>3,5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3520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05 - WRKWT 4-3-520/20 M</text:p>
          </table:table-cell>
          <table:table-cell office:value-type="float" office:value="10">
            <text:p>10</text:p>
          </table:table-cell>
          <table:table-cell/>
          <table:table-cell office:value-type="float" office:value="42.2928">
            <text:p>42,29</text:p>
          </table:table-cell>
          <table:table-cell table:style-name="ce5" office:value-type="float" office:value="10.5732">
            <text:p>10,5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3520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06 - WRKWT 4-3-520/25 M</text:p>
          </table:table-cell>
          <table:table-cell office:value-type="float" office:value="10">
            <text:p>10</text:p>
          </table:table-cell>
          <table:table-cell/>
          <table:table-cell office:value-type="float" office:value="49.7376">
            <text:p>49,74</text:p>
          </table:table-cell>
          <table:table-cell table:style-name="ce5" office:value-type="float" office:value="12.4344">
            <text:p>12,4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02 - WRKWT 4-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18.1456">
            <text:p>18,15</text:p>
          </table:table-cell>
          <table:table-cell table:style-name="ce5" office:value-type="float" office:value="4.5364">
            <text:p>4,5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09 - WRKWT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28.8112">
            <text:p>28,81</text:p>
          </table:table-cell>
          <table:table-cell table:style-name="ce5" office:value-type="float" office:value="7.2028">
            <text:p>7,2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0 - WRKWT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37.3472">
            <text:p>37,35</text:p>
          </table:table-cell>
          <table:table-cell table:style-name="ce5" office:value-type="float" office:value="9.3368">
            <text:p>9,3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07 - WRKWT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15.1536">
            <text:p>15,15</text:p>
          </table:table-cell>
          <table:table-cell table:style-name="ce5" office:value-type="float" office:value="3.7884">
            <text:p>3,7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521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1 - WRKWT 4-521/20 M</text:p>
          </table:table-cell>
          <table:table-cell office:value-type="float" office:value="10">
            <text:p>10</text:p>
          </table:table-cell>
          <table:table-cell/>
          <table:table-cell office:value-type="float" office:value="45.8832">
            <text:p>45,88</text:p>
          </table:table-cell>
          <table:table-cell table:style-name="ce5" office:value-type="float" office:value="11.4708">
            <text:p>11,4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521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2 - WRKWT 4-521/25 M</text:p>
          </table:table-cell>
          <table:table-cell office:value-type="float" office:value="10">
            <text:p>10</text:p>
          </table:table-cell>
          <table:table-cell/>
          <table:table-cell office:value-type="float" office:value="54.4192">
            <text:p>54,42</text:p>
          </table:table-cell>
          <table:table-cell table:style-name="ce5" office:value-type="float" office:value="13.6048">
            <text:p>13,6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52135M</text:p>
          </table:table-cell>
          <table:table-cell office:value-type="float" office:value="10">
            <text:p>10</text:p>
          </table:table-cell>
          <table:table-cell table:style-name="ce3" office:value-type="string">
            <text:p>8131 - WRKWT 4-521/35 M</text:p>
          </table:table-cell>
          <table:table-cell office:value-type="float" office:value="10">
            <text:p>10</text:p>
          </table:table-cell>
          <table:table-cell/>
          <table:table-cell office:value-type="float" office:value="77.4752">
            <text:p>77,48</text:p>
          </table:table-cell>
          <table:table-cell table:style-name="ce5" office:value-type="float" office:value="19.3688">
            <text:p>19,3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08 - WRKWT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20.2752">
            <text:p>20,28</text:p>
          </table:table-cell>
          <table:table-cell table:style-name="ce5" office:value-type="float" office:value="5.0688">
            <text:p>5,0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5522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5 - WRKWT 5-522/10 M</text:p>
          </table:table-cell>
          <table:table-cell office:value-type="float" office:value="10">
            <text:p>10</text:p>
          </table:table-cell>
          <table:table-cell/>
          <table:table-cell office:value-type="float" office:value="33.9328">
            <text:p>33,93</text:p>
          </table:table-cell>
          <table:table-cell table:style-name="ce5" office:value-type="float" office:value="8.4832">
            <text:p>8,4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552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6 - WRKWT 5-522/15 M</text:p>
          </table:table-cell>
          <table:table-cell office:value-type="float" office:value="10">
            <text:p>10</text:p>
          </table:table-cell>
          <table:table-cell/>
          <table:table-cell office:value-type="float" office:value="43.5424">
            <text:p>43,54</text:p>
          </table:table-cell>
          <table:table-cell table:style-name="ce5" office:value-type="float" office:value="10.8856">
            <text:p>10,8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5522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3 - WRKWT 5-522/2 M</text:p>
          </table:table-cell>
          <table:table-cell office:value-type="float" office:value="10">
            <text:p>10</text:p>
          </table:table-cell>
          <table:table-cell/>
          <table:table-cell office:value-type="float" office:value="17.3184">
            <text:p>17,32</text:p>
          </table:table-cell>
          <table:table-cell table:style-name="ce5" office:value-type="float" office:value="4.3296">
            <text:p>4,3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5522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7 - WRKWT 5-522/20 M</text:p>
          </table:table-cell>
          <table:table-cell office:value-type="float" office:value="10">
            <text:p>10</text:p>
          </table:table-cell>
          <table:table-cell/>
          <table:table-cell office:value-type="float" office:value="54.7008">
            <text:p>54,7</text:p>
          </table:table-cell>
          <table:table-cell table:style-name="ce5" office:value-type="float" office:value="13.6752">
            <text:p>13,6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5522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8 - WRKWT 5-522/25 M</text:p>
          </table:table-cell>
          <table:table-cell office:value-type="float" office:value="10">
            <text:p>10</text:p>
          </table:table-cell>
          <table:table-cell/>
          <table:table-cell office:value-type="float" office:value="65.0848">
            <text:p>65,08</text:p>
          </table:table-cell>
          <table:table-cell table:style-name="ce5" office:value-type="float" office:value="16.2712">
            <text:p>16,2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552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4 - WRKWT 5-522/5 M</text:p>
          </table:table-cell>
          <table:table-cell office:value-type="float" office:value="10">
            <text:p>10</text:p>
          </table:table-cell>
          <table:table-cell/>
          <table:table-cell office:value-type="float" office:value="23.5488">
            <text:p>23,55</text:p>
          </table:table-cell>
          <table:table-cell table:style-name="ce5" office:value-type="float" office:value="5.8872">
            <text:p>5,8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8523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21 - WRKWT 8-523/10 M</text:p>
          </table:table-cell>
          <table:table-cell office:value-type="float" office:value="10">
            <text:p>10</text:p>
          </table:table-cell>
          <table:table-cell/>
          <table:table-cell office:value-type="float" office:value="50.1072">
            <text:p>50,11</text:p>
          </table:table-cell>
          <table:table-cell table:style-name="ce5" office:value-type="float" office:value="12.5268">
            <text:p>12,5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8523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22 - WRKWT 8-523/15 M</text:p>
          </table:table-cell>
          <table:table-cell office:value-type="float" office:value="10">
            <text:p>10</text:p>
          </table:table-cell>
          <table:table-cell/>
          <table:table-cell office:value-type="float" office:value="64.24">
            <text:p>64,24</text:p>
          </table:table-cell>
          <table:table-cell table:style-name="ce5" office:value-type="float" office:value="16.06">
            <text:p>16,0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8523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19 - WRKWT 8-523/2 M</text:p>
          </table:table-cell>
          <table:table-cell office:value-type="float" office:value="10">
            <text:p>10</text:p>
          </table:table-cell>
          <table:table-cell/>
          <table:table-cell office:value-type="float" office:value="27.3504">
            <text:p>27,35</text:p>
          </table:table-cell>
          <table:table-cell table:style-name="ce5" office:value-type="float" office:value="6.8376">
            <text:p>6,8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8523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23 - WRKWT 8-523/20 M</text:p>
          </table:table-cell>
          <table:table-cell office:value-type="float" office:value="10">
            <text:p>10</text:p>
          </table:table-cell>
          <table:table-cell/>
          <table:table-cell office:value-type="float" office:value="86.3808">
            <text:p>86,38</text:p>
          </table:table-cell>
          <table:table-cell table:style-name="ce5" office:value-type="float" office:value="21.5952">
            <text:p>21,6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8523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24 - WRKWT 8-523/25 M</text:p>
          </table:table-cell>
          <table:table-cell office:value-type="float" office:value="10">
            <text:p>10</text:p>
          </table:table-cell>
          <table:table-cell/>
          <table:table-cell office:value-type="float" office:value="102.0272">
            <text:p>102,03</text:p>
          </table:table-cell>
          <table:table-cell table:style-name="ce5" office:value-type="float" office:value="25.5068">
            <text:p>25,5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8523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4020 - WRKWT 8-523/5 M</text:p>
          </table:table-cell>
          <table:table-cell office:value-type="float" office:value="10">
            <text:p>10</text:p>
          </table:table-cell>
          <table:table-cell/>
          <table:table-cell office:value-type="float" office:value="35.8864">
            <text:p>35,89</text:p>
          </table:table-cell>
          <table:table-cell table:style-name="ce5" office:value-type="float" office:value="8.9716">
            <text:p>8,9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LEDG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260 - WRKWT/LED G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27.8784">
            <text:p>27,88</text:p>
          </table:table-cell>
          <table:table-cell table:style-name="ce5" office:value-type="float" office:value="6.9696">
            <text:p>6,9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LEDG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259 - WRKWT/LED G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33">
            <text:p>33</text:p>
          </table:table-cell>
          <table:table-cell table:style-name="ce5" office:value-type="float" office:value="8.25">
            <text:p>8,2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LEDP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10502 - WRKWT/LED P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36.96">
            <text:p>36,96</text:p>
          </table:table-cell>
          <table:table-cell table:style-name="ce5" office:value-type="float" office:value="9.24">
            <text:p>9,2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LEDP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10504 - WRKWT/LED P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45.496">
            <text:p>45,5</text:p>
          </table:table-cell>
          <table:table-cell table:style-name="ce5" office:value-type="float" office:value="11.374">
            <text:p>11,3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LEDP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258 - WRKWT/LED P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23.3024">
            <text:p>23,3</text:p>
          </table:table-cell>
          <table:table-cell table:style-name="ce5" office:value-type="float" office:value="5.8256">
            <text:p>5,8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LEDP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7319 - WRKWT/LED P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28.424">
            <text:p>28,42</text:p>
          </table:table-cell>
          <table:table-cell table:style-name="ce5" office:value-type="float" office:value="7.106">
            <text:p>7,1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KWTLEDR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6774 - WRKWT/LED R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36.3088">
            <text:p>36,31</text:p>
          </table:table-cell>
          <table:table-cell table:style-name="ce5" office:value-type="float" office:value="9.0772">
            <text:p>9,0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03 - WRSMV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33.4576">
            <text:p>33,46</text:p>
          </table:table-cell>
          <table:table-cell table:style-name="ce5" office:value-type="float" office:value="8.3644">
            <text:p>8,3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04 - WRSMV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40.2336">
            <text:p>40,23</text:p>
          </table:table-cell>
          <table:table-cell table:style-name="ce5" office:value-type="float" office:value="10.0584">
            <text:p>10,0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01 - WRSMV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22.616">
            <text:p>22,62</text:p>
          </table:table-cell>
          <table:table-cell table:style-name="ce5" office:value-type="float" office:value="5.654">
            <text:p>5,6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520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05 - WRSMV 3-520/20 M</text:p>
          </table:table-cell>
          <table:table-cell office:value-type="float" office:value="10">
            <text:p>10</text:p>
          </table:table-cell>
          <table:table-cell/>
          <table:table-cell office:value-type="float" office:value="51.7088">
            <text:p>51,71</text:p>
          </table:table-cell>
          <table:table-cell table:style-name="ce5" office:value-type="float" office:value="12.9272">
            <text:p>12,9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520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06 - WRSMV 3-520/25 M</text:p>
          </table:table-cell>
          <table:table-cell office:value-type="float" office:value="10">
            <text:p>10</text:p>
          </table:table-cell>
          <table:table-cell/>
          <table:table-cell office:value-type="float" office:value="59.1536">
            <text:p>59,15</text:p>
          </table:table-cell>
          <table:table-cell table:style-name="ce5" office:value-type="float" office:value="14.7884">
            <text:p>14,7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02 - WRSMV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26.6816">
            <text:p>26,68</text:p>
          </table:table-cell>
          <table:table-cell table:style-name="ce5" office:value-type="float" office:value="6.6704">
            <text:p>6,6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V3520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9 - WRSMV 3-WRKMV 3-520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4.936">
            <text:p>34,94</text:p>
          </table:table-cell>
          <table:table-cell table:style-name="ce5" office:value-type="float" office:value="8.734">
            <text:p>8,7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V3520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0 - WRSMV 3-WRKMV 3-520/1 M</text:p>
          </table:table-cell>
          <table:table-cell office:value-type="float" office:value="10">
            <text:p>10</text:p>
          </table:table-cell>
          <table:table-cell/>
          <table:table-cell office:value-type="float" office:value="39.7936">
            <text:p>39,79</text:p>
          </table:table-cell>
          <table:table-cell table:style-name="ce5" office:value-type="float" office:value="9.9484">
            <text:p>9,9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V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3 - WRSMV 3-WRKMV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51.9728">
            <text:p>51,97</text:p>
          </table:table-cell>
          <table:table-cell table:style-name="ce5" office:value-type="float" office:value="12.9932">
            <text:p>12,9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V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4 - WRSMV 3-WRKMV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58.7488">
            <text:p>58,75</text:p>
          </table:table-cell>
          <table:table-cell table:style-name="ce5" office:value-type="float" office:value="14.6872">
            <text:p>14,6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V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1 - WRSMV 3-WRKMV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41.1488">
            <text:p>41,15</text:p>
          </table:table-cell>
          <table:table-cell table:style-name="ce5" office:value-type="float" office:value="10.2872">
            <text:p>10,2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V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2 - WRSMV 3-WRKMV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45.2144">
            <text:p>45,21</text:p>
          </table:table-cell>
          <table:table-cell table:style-name="ce5" office:value-type="float" office:value="11.3036">
            <text:p>11,3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3520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5 - WRSMV 3-WRKMWV 3-520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9.3008">
            <text:p>39,3</text:p>
          </table:table-cell>
          <table:table-cell table:style-name="ce5" office:value-type="float" office:value="9.8252">
            <text:p>9,8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3520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6 - WRSMV 3-WRKMWV 3-520/1 M</text:p>
          </table:table-cell>
          <table:table-cell office:value-type="float" office:value="10">
            <text:p>10</text:p>
          </table:table-cell>
          <table:table-cell/>
          <table:table-cell office:value-type="float" office:value="39.8464">
            <text:p>39,85</text:p>
          </table:table-cell>
          <table:table-cell table:style-name="ce5" office:value-type="float" office:value="9.9616">
            <text:p>9,9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9 - WRSMV 3-WRKMWV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52.0256">
            <text:p>52,03</text:p>
          </table:table-cell>
          <table:table-cell table:style-name="ce5" office:value-type="float" office:value="13.0064">
            <text:p>13,0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0 - WRSMV 3-WRKMWV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58.8016">
            <text:p>58,8</text:p>
          </table:table-cell>
          <table:table-cell table:style-name="ce5" office:value-type="float" office:value="14.7004">
            <text:p>14,7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7 - WRSMV 3-WRKMWV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41.2016">
            <text:p>41,2</text:p>
          </table:table-cell>
          <table:table-cell table:style-name="ce5" office:value-type="float" office:value="10.3004">
            <text:p>10,3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58 - WRSMV 3-WRKMWV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45.2672">
            <text:p>45,27</text:p>
          </table:table-cell>
          <table:table-cell table:style-name="ce5" office:value-type="float" office:value="11.3168">
            <text:p>11,3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LEDA3520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01 - WRSMV 3-WRKMWV/LED A 3-520/0,6 M</text:p>
          </table:table-cell>
          <table:table-cell office:value-type="float" office:value="10">
            <text:p>10</text:p>
          </table:table-cell>
          <table:table-cell/>
          <table:table-cell office:value-type="float" office:value="41.5184">
            <text:p>41,52</text:p>
          </table:table-cell>
          <table:table-cell table:style-name="ce5" office:value-type="float" office:value="10.3796">
            <text:p>10,3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LEDA3520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02 - WRSMV 3-WRKMWV/LED A 3-520/1 M</text:p>
          </table:table-cell>
          <table:table-cell office:value-type="float" office:value="10">
            <text:p>10</text:p>
          </table:table-cell>
          <table:table-cell/>
          <table:table-cell office:value-type="float" office:value="42.064">
            <text:p>42,06</text:p>
          </table:table-cell>
          <table:table-cell table:style-name="ce5" office:value-type="float" office:value="10.516">
            <text:p>10,5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LEDA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05 - WRSMV 3-WRKMWV/LED A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54.2608">
            <text:p>54,26</text:p>
          </table:table-cell>
          <table:table-cell table:style-name="ce5" office:value-type="float" office:value="13.5652">
            <text:p>13,5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LEDA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06 - WRSMV 3-WRKMWV/LED A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61.0368">
            <text:p>61,04</text:p>
          </table:table-cell>
          <table:table-cell table:style-name="ce5" office:value-type="float" office:value="15.2592">
            <text:p>15,2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LEDA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03 - WRSMV 3-WRKMWV/LED A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43.4192">
            <text:p>43,42</text:p>
          </table:table-cell>
          <table:table-cell table:style-name="ce5" office:value-type="float" office:value="10.8548">
            <text:p>10,8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3WRKMWVLEDA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04 - WRSMV 3-WRKMWV/LED A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47.4848">
            <text:p>47,48</text:p>
          </table:table-cell>
          <table:table-cell table:style-name="ce5" office:value-type="float" office:value="11.8712">
            <text:p>11,8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09 - WRSMV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37.8928">
            <text:p>37,89</text:p>
          </table:table-cell>
          <table:table-cell table:style-name="ce5" office:value-type="float" office:value="9.4732">
            <text:p>9,4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10 - WRSMV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46.4288">
            <text:p>46,43</text:p>
          </table:table-cell>
          <table:table-cell table:style-name="ce5" office:value-type="float" office:value="11.6072">
            <text:p>11,6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07 - WRSMV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24.2352">
            <text:p>24,24</text:p>
          </table:table-cell>
          <table:table-cell table:style-name="ce5" office:value-type="float" office:value="6.0588">
            <text:p>6,0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521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11 - WRSMV 4-521/20 M</text:p>
          </table:table-cell>
          <table:table-cell office:value-type="float" office:value="10">
            <text:p>10</text:p>
          </table:table-cell>
          <table:table-cell/>
          <table:table-cell office:value-type="float" office:value="55.44">
            <text:p>55,44</text:p>
          </table:table-cell>
          <table:table-cell table:style-name="ce5" office:value-type="float" office:value="13.86">
            <text:p>13,8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521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12 - WRSMV 4-521/25 M</text:p>
          </table:table-cell>
          <table:table-cell office:value-type="float" office:value="10">
            <text:p>10</text:p>
          </table:table-cell>
          <table:table-cell/>
          <table:table-cell office:value-type="float" office:value="63.5008">
            <text:p>63,5</text:p>
          </table:table-cell>
          <table:table-cell table:style-name="ce5" office:value-type="float" office:value="15.8752">
            <text:p>15,8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1008 - WRSMV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29.3568">
            <text:p>29,36</text:p>
          </table:table-cell>
          <table:table-cell table:style-name="ce5" office:value-type="float" office:value="7.3392">
            <text:p>7,3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V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1 - WRSMV 4-WRKMV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6.6608">
            <text:p>36,66</text:p>
          </table:table-cell>
          <table:table-cell table:style-name="ce5" office:value-type="float" office:value="9.1652">
            <text:p>9,1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V4521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2 - WRSMV 4-WRKMV 4-521/1 M</text:p>
          </table:table-cell>
          <table:table-cell office:value-type="float" office:value="10">
            <text:p>10</text:p>
          </table:table-cell>
          <table:table-cell/>
          <table:table-cell office:value-type="float" office:value="41.36">
            <text:p>41,36</text:p>
          </table:table-cell>
          <table:table-cell table:style-name="ce5" office:value-type="float" office:value="10.34">
            <text:p>10,3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V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5 - WRSMV 4-WRKMV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54.7712">
            <text:p>54,77</text:p>
          </table:table-cell>
          <table:table-cell table:style-name="ce5" office:value-type="float" office:value="13.6928">
            <text:p>13,6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V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6 - WRSMV 4-WRKMV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62.216">
            <text:p>62,22</text:p>
          </table:table-cell>
          <table:table-cell table:style-name="ce5" office:value-type="float" office:value="15.554">
            <text:p>15,5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V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3 - WRSMV 4-WRKMV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42.856">
            <text:p>42,86</text:p>
          </table:table-cell>
          <table:table-cell table:style-name="ce5" office:value-type="float" office:value="10.714">
            <text:p>10,7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V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4 - WRSMV 4-WRKMV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47.3264">
            <text:p>47,33</text:p>
          </table:table-cell>
          <table:table-cell table:style-name="ce5" office:value-type="float" office:value="11.8316">
            <text:p>11,8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WV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7 - WRSMV 4-WRKMWV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40.0928">
            <text:p>40,09</text:p>
          </table:table-cell>
          <table:table-cell table:style-name="ce5" office:value-type="float" office:value="10.0232">
            <text:p>10,0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WV4521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8 - WRSMV 4-WRKMWV 4-521/1 M</text:p>
          </table:table-cell>
          <table:table-cell office:value-type="float" office:value="10">
            <text:p>10</text:p>
          </table:table-cell>
          <table:table-cell/>
          <table:table-cell office:value-type="float" office:value="40.7792">
            <text:p>40,78</text:p>
          </table:table-cell>
          <table:table-cell table:style-name="ce5" office:value-type="float" office:value="10.1948">
            <text:p>10,1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WV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71 - WRSMV 4-WRKMWV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56.144">
            <text:p>56,14</text:p>
          </table:table-cell>
          <table:table-cell table:style-name="ce5" office:value-type="float" office:value="14.036">
            <text:p>14,0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WV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72 - WRSMV 4-WRKMWV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64.68">
            <text:p>64,68</text:p>
          </table:table-cell>
          <table:table-cell table:style-name="ce5" office:value-type="float" office:value="16.17">
            <text:p>16,1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WV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69 - WRSMV 4-WRKMWV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42.4864">
            <text:p>42,49</text:p>
          </table:table-cell>
          <table:table-cell table:style-name="ce5" office:value-type="float" office:value="10.6216">
            <text:p>10,6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V4WRKMWV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70 - WRSMV 4-WRKMWV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47.608">
            <text:p>47,61</text:p>
          </table:table-cell>
          <table:table-cell table:style-name="ce5" office:value-type="float" office:value="11.902">
            <text:p>11,9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03 - WRSMWV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33.4576">
            <text:p>33,46</text:p>
          </table:table-cell>
          <table:table-cell table:style-name="ce5" office:value-type="float" office:value="8.3644">
            <text:p>8,3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04 - WRSMWV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40.2336">
            <text:p>40,23</text:p>
          </table:table-cell>
          <table:table-cell table:style-name="ce5" office:value-type="float" office:value="10.0584">
            <text:p>10,0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01 - WRSMWV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22.616">
            <text:p>22,62</text:p>
          </table:table-cell>
          <table:table-cell table:style-name="ce5" office:value-type="float" office:value="5.654">
            <text:p>5,6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3520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05 - WRSMWV 3-520/20 M</text:p>
          </table:table-cell>
          <table:table-cell office:value-type="float" office:value="10">
            <text:p>10</text:p>
          </table:table-cell>
          <table:table-cell/>
          <table:table-cell office:value-type="float" office:value="51.7616">
            <text:p>51,76</text:p>
          </table:table-cell>
          <table:table-cell table:style-name="ce5" office:value-type="float" office:value="12.9404">
            <text:p>12,9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3520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06 - WRSMWV 3-520/25 M</text:p>
          </table:table-cell>
          <table:table-cell office:value-type="float" office:value="10">
            <text:p>10</text:p>
          </table:table-cell>
          <table:table-cell/>
          <table:table-cell office:value-type="float" office:value="59.2064">
            <text:p>59,21</text:p>
          </table:table-cell>
          <table:table-cell table:style-name="ce5" office:value-type="float" office:value="14.8016">
            <text:p>14,8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02 - WRSMWV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26.6816">
            <text:p>26,68</text:p>
          </table:table-cell>
          <table:table-cell table:style-name="ce5" office:value-type="float" office:value="6.6704">
            <text:p>6,6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09 - WRSMWV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37.8928">
            <text:p>37,89</text:p>
          </table:table-cell>
          <table:table-cell table:style-name="ce5" office:value-type="float" office:value="9.4732">
            <text:p>9,4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10 - WRSMWV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46.4288">
            <text:p>46,43</text:p>
          </table:table-cell>
          <table:table-cell table:style-name="ce5" office:value-type="float" office:value="11.6072">
            <text:p>11,6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07 - WRSMWV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24.2352">
            <text:p>24,24</text:p>
          </table:table-cell>
          <table:table-cell table:style-name="ce5" office:value-type="float" office:value="6.0588">
            <text:p>6,0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4521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11 - WRSMWV 4-521/20 M</text:p>
          </table:table-cell>
          <table:table-cell office:value-type="float" office:value="10">
            <text:p>10</text:p>
          </table:table-cell>
          <table:table-cell/>
          <table:table-cell office:value-type="float" office:value="55.5104">
            <text:p>55,51</text:p>
          </table:table-cell>
          <table:table-cell table:style-name="ce5" office:value-type="float" office:value="13.8776">
            <text:p>13,8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4521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12 - WRSMWV 4-521/25 M</text:p>
          </table:table-cell>
          <table:table-cell office:value-type="float" office:value="10">
            <text:p>10</text:p>
          </table:table-cell>
          <table:table-cell/>
          <table:table-cell office:value-type="float" office:value="63.5008">
            <text:p>63,5</text:p>
          </table:table-cell>
          <table:table-cell table:style-name="ce5" office:value-type="float" office:value="15.8752">
            <text:p>15,8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MWV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2008 - WRSMWV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29.3568">
            <text:p>29,36</text:p>
          </table:table-cell>
          <table:table-cell table:style-name="ce5" office:value-type="float" office:value="7.3392">
            <text:p>7,3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03 - WRST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28.16">
            <text:p>28,16</text:p>
          </table:table-cell>
          <table:table-cell table:style-name="ce5" office:value-type="float" office:value="7.04">
            <text:p>7,0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04 - WRST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34.936">
            <text:p>34,94</text:p>
          </table:table-cell>
          <table:table-cell table:style-name="ce5" office:value-type="float" office:value="8.734">
            <text:p>8,7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01 - WRST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17.336">
            <text:p>17,34</text:p>
          </table:table-cell>
          <table:table-cell table:style-name="ce5" office:value-type="float" office:value="4.334">
            <text:p>4,3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520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05 - WRST 3-520/20 M</text:p>
          </table:table-cell>
          <table:table-cell office:value-type="float" office:value="10">
            <text:p>10</text:p>
          </table:table-cell>
          <table:table-cell/>
          <table:table-cell office:value-type="float" office:value="45.8832">
            <text:p>45,88</text:p>
          </table:table-cell>
          <table:table-cell table:style-name="ce5" office:value-type="float" office:value="11.4708">
            <text:p>11,4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520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06 - WRST 3-520/25 M</text:p>
          </table:table-cell>
          <table:table-cell office:value-type="float" office:value="10">
            <text:p>10</text:p>
          </table:table-cell>
          <table:table-cell/>
          <table:table-cell office:value-type="float" office:value="53.328">
            <text:p>53,33</text:p>
          </table:table-cell>
          <table:table-cell table:style-name="ce5" office:value-type="float" office:value="13.332">
            <text:p>13,3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02 - WRST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21.4016">
            <text:p>21,4</text:p>
          </table:table-cell>
          <table:table-cell table:style-name="ce5" office:value-type="float" office:value="5.3504">
            <text:p>5,3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V3520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5 - WRST 3-WRKMV 3-520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3.9504">
            <text:p>33,95</text:p>
          </table:table-cell>
          <table:table-cell table:style-name="ce5" office:value-type="float" office:value="8.4876">
            <text:p>8,4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V3520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6 - WRST 3-WRKMV 3-520/1 M</text:p>
          </table:table-cell>
          <table:table-cell office:value-type="float" office:value="10">
            <text:p>10</text:p>
          </table:table-cell>
          <table:table-cell/>
          <table:table-cell office:value-type="float" office:value="34.496">
            <text:p>34,5</text:p>
          </table:table-cell>
          <table:table-cell table:style-name="ce5" office:value-type="float" office:value="8.624">
            <text:p>8,6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V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9 - WRST 3-WRKMV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46.6752">
            <text:p>46,68</text:p>
          </table:table-cell>
          <table:table-cell table:style-name="ce5" office:value-type="float" office:value="11.6688">
            <text:p>11,6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V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0 - WRST 3-WRKMV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53.4512">
            <text:p>53,45</text:p>
          </table:table-cell>
          <table:table-cell table:style-name="ce5" office:value-type="float" office:value="13.3628">
            <text:p>13,3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V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7 - WRST 3-WRKMV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35.8512">
            <text:p>35,85</text:p>
          </table:table-cell>
          <table:table-cell table:style-name="ce5" office:value-type="float" office:value="8.9628">
            <text:p>8,9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V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8 - WRST 3-WRKMV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39.8992">
            <text:p>39,9</text:p>
          </table:table-cell>
          <table:table-cell table:style-name="ce5" office:value-type="float" office:value="9.9748">
            <text:p>9,9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3520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1 - WRST 3-WRKMWV 3-520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4.0032">
            <text:p>34</text:p>
          </table:table-cell>
          <table:table-cell table:style-name="ce5" office:value-type="float" office:value="8.5008">
            <text:p>8,5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3520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2 - WRST 3-WRKMWV 3-520/1 M</text:p>
          </table:table-cell>
          <table:table-cell office:value-type="float" office:value="10">
            <text:p>10</text:p>
          </table:table-cell>
          <table:table-cell/>
          <table:table-cell office:value-type="float" office:value="34.5488">
            <text:p>34,55</text:p>
          </table:table-cell>
          <table:table-cell table:style-name="ce5" office:value-type="float" office:value="8.6372">
            <text:p>8,6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5 - WRST 3-WRKMWV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46.728">
            <text:p>46,73</text:p>
          </table:table-cell>
          <table:table-cell table:style-name="ce5" office:value-type="float" office:value="11.682">
            <text:p>11,6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6 - WRST 3-WRKMWV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53.504">
            <text:p>53,5</text:p>
          </table:table-cell>
          <table:table-cell table:style-name="ce5" office:value-type="float" office:value="13.376">
            <text:p>13,3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3 - WRST 3-WRKMWV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35.904">
            <text:p>35,9</text:p>
          </table:table-cell>
          <table:table-cell table:style-name="ce5" office:value-type="float" office:value="8.976">
            <text:p>8,9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4 - WRST 3-WRKMWV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39.9696">
            <text:p>39,97</text:p>
          </table:table-cell>
          <table:table-cell table:style-name="ce5" office:value-type="float" office:value="9.9924">
            <text:p>9,9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LEDA3520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07 - WRST 3-WRKMWV/LED A 3-520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6.5024">
            <text:p>36,5</text:p>
          </table:table-cell>
          <table:table-cell table:style-name="ce5" office:value-type="float" office:value="9.1256">
            <text:p>9,1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LEDA3520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08 - WRST 3-WRKMWV/LED A 3-520/1 M</text:p>
          </table:table-cell>
          <table:table-cell office:value-type="float" office:value="10">
            <text:p>10</text:p>
          </table:table-cell>
          <table:table-cell/>
          <table:table-cell office:value-type="float" office:value="37.048">
            <text:p>37,05</text:p>
          </table:table-cell>
          <table:table-cell table:style-name="ce5" office:value-type="float" office:value="9.262">
            <text:p>9,2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LEDA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11 - WRST 3-WRKMWV/LED A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49.2272">
            <text:p>49,23</text:p>
          </table:table-cell>
          <table:table-cell table:style-name="ce5" office:value-type="float" office:value="12.3068">
            <text:p>12,3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LEDA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12 - WRST 3-WRKMWV/LED A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56.0032">
            <text:p>56</text:p>
          </table:table-cell>
          <table:table-cell table:style-name="ce5" office:value-type="float" office:value="14.0008">
            <text:p>14,0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LEDA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09 - WRST 3-WRKMWV/LED A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38.4032">
            <text:p>38,4</text:p>
          </table:table-cell>
          <table:table-cell table:style-name="ce5" office:value-type="float" office:value="9.6008">
            <text:p>9,6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MWVLEDA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10 - WRST 3-WRKMWV/LED A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42.4512">
            <text:p>42,45</text:p>
          </table:table-cell>
          <table:table-cell table:style-name="ce5" office:value-type="float" office:value="10.6128">
            <text:p>10,6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43520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01 - WRST 3-WRKT 4-3-520/0,6 M</text:p>
          </table:table-cell>
          <table:table-cell office:value-type="float" office:value="10">
            <text:p>10</text:p>
          </table:table-cell>
          <table:table-cell/>
          <table:table-cell office:value-type="float" office:value="26.9456">
            <text:p>26,95</text:p>
          </table:table-cell>
          <table:table-cell table:style-name="ce5" office:value-type="float" office:value="6.7364">
            <text:p>6,7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43520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02 - WRST 3-WRKT 4-3-520/1 M</text:p>
          </table:table-cell>
          <table:table-cell office:value-type="float" office:value="10">
            <text:p>10</text:p>
          </table:table-cell>
          <table:table-cell/>
          <table:table-cell office:value-type="float" office:value="27.4736">
            <text:p>27,47</text:p>
          </table:table-cell>
          <table:table-cell table:style-name="ce5" office:value-type="float" office:value="6.8684">
            <text:p>6,8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4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05 - WRST 3-WRKT 4-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35.8336">
            <text:p>35,83</text:p>
          </table:table-cell>
          <table:table-cell table:style-name="ce5" office:value-type="float" office:value="8.9584">
            <text:p>8,9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4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06 - WRST 3-WRKT 4-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46.4288">
            <text:p>46,43</text:p>
          </table:table-cell>
          <table:table-cell table:style-name="ce5" office:value-type="float" office:value="11.6072">
            <text:p>11,6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4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03 - WRST 3-WRKT 4-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28.8288">
            <text:p>28,83</text:p>
          </table:table-cell>
          <table:table-cell table:style-name="ce5" office:value-type="float" office:value="7.2072">
            <text:p>7,2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4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04 - WRST 3-WRKT 4-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32.8944">
            <text:p>32,89</text:p>
          </table:table-cell>
          <table:table-cell table:style-name="ce5" office:value-type="float" office:value="8.2236">
            <text:p>8,2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LEDA43520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19 - WRST 3-WRKT/LED A 4-3-520/0,6 M</text:p>
          </table:table-cell>
          <table:table-cell office:value-type="float" office:value="10">
            <text:p>10</text:p>
          </table:table-cell>
          <table:table-cell/>
          <table:table-cell office:value-type="float" office:value="27.4912">
            <text:p>27,49</text:p>
          </table:table-cell>
          <table:table-cell table:style-name="ce5" office:value-type="float" office:value="6.8728">
            <text:p>6,8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LEDA43520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0 - WRST 3-WRKT/LED A 4-3-520/1 M</text:p>
          </table:table-cell>
          <table:table-cell office:value-type="float" office:value="10">
            <text:p>10</text:p>
          </table:table-cell>
          <table:table-cell/>
          <table:table-cell office:value-type="float" office:value="30.5712">
            <text:p>30,57</text:p>
          </table:table-cell>
          <table:table-cell table:style-name="ce5" office:value-type="float" office:value="7.6428">
            <text:p>7,6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LEDA4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3 - WRST 3-WRKT/LED A 4-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42.7504">
            <text:p>42,75</text:p>
          </table:table-cell>
          <table:table-cell table:style-name="ce5" office:value-type="float" office:value="10.6876">
            <text:p>10,6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LEDA4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4 - WRST 3-WRKT/LED A 4-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49.5264">
            <text:p>49,53</text:p>
          </table:table-cell>
          <table:table-cell table:style-name="ce5" office:value-type="float" office:value="12.3816">
            <text:p>12,3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LEDA4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1 - WRST 3-WRKT/LED A 4-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29.392">
            <text:p>29,39</text:p>
          </table:table-cell>
          <table:table-cell table:style-name="ce5" office:value-type="float" office:value="7.348">
            <text:p>7,3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TLEDA4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2 - WRST 3-WRKT/LED A 4-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35.992">
            <text:p>35,99</text:p>
          </table:table-cell>
          <table:table-cell table:style-name="ce5" office:value-type="float" office:value="8.998">
            <text:p>9,0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WT43520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3 - WRST 3-WRKWT 4-3-520/0,6 M</text:p>
          </table:table-cell>
          <table:table-cell office:value-type="float" office:value="10">
            <text:p>10</text:p>
          </table:table-cell>
          <table:table-cell/>
          <table:table-cell office:value-type="float" office:value="26.8048">
            <text:p>26,8</text:p>
          </table:table-cell>
          <table:table-cell table:style-name="ce5" office:value-type="float" office:value="6.7012">
            <text:p>6,7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WT43520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4 - WRST 3-WRKWT 4-3-520/1 M</text:p>
          </table:table-cell>
          <table:table-cell office:value-type="float" office:value="10">
            <text:p>10</text:p>
          </table:table-cell>
          <table:table-cell/>
          <table:table-cell office:value-type="float" office:value="27.3504">
            <text:p>27,35</text:p>
          </table:table-cell>
          <table:table-cell table:style-name="ce5" office:value-type="float" office:value="6.8376">
            <text:p>6,8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WT4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7 - WRST 3-WRKWT 4-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39.5296">
            <text:p>39,53</text:p>
          </table:table-cell>
          <table:table-cell table:style-name="ce5" office:value-type="float" office:value="9.8824">
            <text:p>9,8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WT4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8 - WRST 3-WRKWT 4-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46.3056">
            <text:p>46,31</text:p>
          </table:table-cell>
          <table:table-cell table:style-name="ce5" office:value-type="float" office:value="11.5764">
            <text:p>11,5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WT4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5 - WRST 3-WRKWT 4-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28.7056">
            <text:p>28,71</text:p>
          </table:table-cell>
          <table:table-cell table:style-name="ce5" office:value-type="float" office:value="7.1764">
            <text:p>7,1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3WRKWT4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6 - WRST 3-WRKWT 4-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33.4576">
            <text:p>33,46</text:p>
          </table:table-cell>
          <table:table-cell table:style-name="ce5" office:value-type="float" office:value="8.3644">
            <text:p>8,3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09 - WRST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29.9024">
            <text:p>29,9</text:p>
          </table:table-cell>
          <table:table-cell table:style-name="ce5" office:value-type="float" office:value="7.4756">
            <text:p>7,4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0 - WRST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37.3472">
            <text:p>37,35</text:p>
          </table:table-cell>
          <table:table-cell table:style-name="ce5" office:value-type="float" office:value="9.3368">
            <text:p>9,3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07 - WRST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17.9872">
            <text:p>17,99</text:p>
          </table:table-cell>
          <table:table-cell table:style-name="ce5" office:value-type="float" office:value="4.4968">
            <text:p>4,5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521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1 - WRST 4-521/20 M</text:p>
          </table:table-cell>
          <table:table-cell office:value-type="float" office:value="10">
            <text:p>10</text:p>
          </table:table-cell>
          <table:table-cell/>
          <table:table-cell office:value-type="float" office:value="49.2624">
            <text:p>49,26</text:p>
          </table:table-cell>
          <table:table-cell table:style-name="ce5" office:value-type="float" office:value="12.3156">
            <text:p>12,3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521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2 - WRST 4-521/25 M</text:p>
          </table:table-cell>
          <table:table-cell office:value-type="float" office:value="10">
            <text:p>10</text:p>
          </table:table-cell>
          <table:table-cell/>
          <table:table-cell office:value-type="float" office:value="57.464">
            <text:p>57,46</text:p>
          </table:table-cell>
          <table:table-cell table:style-name="ce5" office:value-type="float" office:value="14.366">
            <text:p>14,3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08 - WRST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22.4576">
            <text:p>22,46</text:p>
          </table:table-cell>
          <table:table-cell table:style-name="ce5" office:value-type="float" office:value="5.6144">
            <text:p>5,6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52150M</text:p>
          </table:table-cell>
          <table:table-cell office:value-type="float" office:value="10">
            <text:p>10</text:p>
          </table:table-cell>
          <table:table-cell table:style-name="ce3" office:value-type="string">
            <text:p>9556 - WRST 4-521/50 M</text:p>
          </table:table-cell>
          <table:table-cell office:value-type="float" office:value="10">
            <text:p>10</text:p>
          </table:table-cell>
          <table:table-cell/>
          <table:table-cell office:value-type="float" office:value="105.6352">
            <text:p>105,64</text:p>
          </table:table-cell>
          <table:table-cell table:style-name="ce5" office:value-type="float" office:value="26.4088">
            <text:p>26,4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V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7 - WRST 4-WRKMV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5.1472">
            <text:p>35,15</text:p>
          </table:table-cell>
          <table:table-cell table:style-name="ce5" office:value-type="float" office:value="8.7868">
            <text:p>8,7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V4521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8 - WRST 4-WRKMV 4-521/1 M</text:p>
          </table:table-cell>
          <table:table-cell office:value-type="float" office:value="10">
            <text:p>10</text:p>
          </table:table-cell>
          <table:table-cell/>
          <table:table-cell office:value-type="float" office:value="35.7456">
            <text:p>35,75</text:p>
          </table:table-cell>
          <table:table-cell table:style-name="ce5" office:value-type="float" office:value="8.9364">
            <text:p>8,9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V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1 - WRST 4-WRKMV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49.1568">
            <text:p>49,16</text:p>
          </table:table-cell>
          <table:table-cell table:style-name="ce5" office:value-type="float" office:value="12.2892">
            <text:p>12,2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V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2 - WRST 4-WRKMV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56.6016">
            <text:p>56,6</text:p>
          </table:table-cell>
          <table:table-cell table:style-name="ce5" office:value-type="float" office:value="14.1504">
            <text:p>14,1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V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39 - WRST 4-WRKMV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37.2416">
            <text:p>37,24</text:p>
          </table:table-cell>
          <table:table-cell table:style-name="ce5" office:value-type="float" office:value="9.3104">
            <text:p>9,3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V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0 - WRST 4-WRKMV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41.6944">
            <text:p>41,69</text:p>
          </table:table-cell>
          <table:table-cell table:style-name="ce5" office:value-type="float" office:value="10.4236">
            <text:p>10,4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WV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3 - WRST 4-WRKMWV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5.2352">
            <text:p>35,24</text:p>
          </table:table-cell>
          <table:table-cell table:style-name="ce5" office:value-type="float" office:value="8.8088">
            <text:p>8,8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WV4521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4 - WRST 4-WRKMWV 4-521/1 M</text:p>
          </table:table-cell>
          <table:table-cell office:value-type="float" office:value="10">
            <text:p>10</text:p>
          </table:table-cell>
          <table:table-cell/>
          <table:table-cell office:value-type="float" office:value="35.8336">
            <text:p>35,83</text:p>
          </table:table-cell>
          <table:table-cell table:style-name="ce5" office:value-type="float" office:value="8.9584">
            <text:p>8,9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WV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7 - WRST 4-WRKMWV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49.2272">
            <text:p>49,23</text:p>
          </table:table-cell>
          <table:table-cell table:style-name="ce5" office:value-type="float" office:value="12.3068">
            <text:p>12,3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WV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8 - WRST 4-WRKMWV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56.672">
            <text:p>56,67</text:p>
          </table:table-cell>
          <table:table-cell table:style-name="ce5" office:value-type="float" office:value="14.168">
            <text:p>14,1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WV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5 - WRST 4-WRKMWV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37.312">
            <text:p>37,31</text:p>
          </table:table-cell>
          <table:table-cell table:style-name="ce5" office:value-type="float" office:value="9.328">
            <text:p>9,3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MWV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46 - WRST 4-WRKMWV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41.7824">
            <text:p>41,78</text:p>
          </table:table-cell>
          <table:table-cell table:style-name="ce5" office:value-type="float" office:value="10.4456">
            <text:p>10,4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07 - WRST 4-WRKT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23.9008">
            <text:p>23,9</text:p>
          </table:table-cell>
          <table:table-cell table:style-name="ce5" office:value-type="float" office:value="5.9752">
            <text:p>5,9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4521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08 - WRST 4-WRKT 4-521/1 M</text:p>
          </table:table-cell>
          <table:table-cell office:value-type="float" office:value="10">
            <text:p>10</text:p>
          </table:table-cell>
          <table:table-cell/>
          <table:table-cell office:value-type="float" office:value="24.5872">
            <text:p>24,59</text:p>
          </table:table-cell>
          <table:table-cell table:style-name="ce5" office:value-type="float" office:value="6.1468">
            <text:p>6,1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1 - WRST 4-WRKT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39.952">
            <text:p>39,95</text:p>
          </table:table-cell>
          <table:table-cell table:style-name="ce5" office:value-type="float" office:value="9.988">
            <text:p>9,9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2 - WRST 4-WRKT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48.488">
            <text:p>48,49</text:p>
          </table:table-cell>
          <table:table-cell table:style-name="ce5" office:value-type="float" office:value="12.122">
            <text:p>12,1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09 - WRST 4-WRKT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30.0608">
            <text:p>30,06</text:p>
          </table:table-cell>
          <table:table-cell table:style-name="ce5" office:value-type="float" office:value="7.5152">
            <text:p>7,5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0 - WRST 4-WRKT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31.416">
            <text:p>31,42</text:p>
          </table:table-cell>
          <table:table-cell table:style-name="ce5" office:value-type="float" office:value="7.854">
            <text:p>7,8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LEDF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5 - WRST 4-WRKT/LED F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7.8224">
            <text:p>37,82</text:p>
          </table:table-cell>
          <table:table-cell table:style-name="ce5" office:value-type="float" office:value="9.4556">
            <text:p>9,4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LEDF4521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6 - WRST 4-WRKT/LED F 4-521/1 M</text:p>
          </table:table-cell>
          <table:table-cell office:value-type="float" office:value="10">
            <text:p>10</text:p>
          </table:table-cell>
          <table:table-cell/>
          <table:table-cell office:value-type="float" office:value="35.7984">
            <text:p>35,8</text:p>
          </table:table-cell>
          <table:table-cell table:style-name="ce5" office:value-type="float" office:value="8.9496">
            <text:p>8,9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LEDF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9 - WRST 4-WRKT/LED F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51.1632">
            <text:p>51,16</text:p>
          </table:table-cell>
          <table:table-cell table:style-name="ce5" office:value-type="float" office:value="12.7908">
            <text:p>12,7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LEDF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0 - WRST 4-WRKT/LED F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59.6992">
            <text:p>59,7</text:p>
          </table:table-cell>
          <table:table-cell table:style-name="ce5" office:value-type="float" office:value="14.9248">
            <text:p>14,9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LEDF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7 - WRST 4-WRKT/LED F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37.5056">
            <text:p>37,51</text:p>
          </table:table-cell>
          <table:table-cell table:style-name="ce5" office:value-type="float" office:value="9.3764">
            <text:p>9,3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LEDF452120M</text:p>
          </table:table-cell>
          <table:table-cell office:value-type="float" office:value="10">
            <text:p>10</text:p>
          </table:table-cell>
          <table:table-cell table:style-name="ce3" office:value-type="string">
            <text:p>9710 - WRST 4-WRKT/LED F 4-521/20 M</text:p>
          </table:table-cell>
          <table:table-cell office:value-type="float" office:value="10">
            <text:p>10</text:p>
          </table:table-cell>
          <table:table-cell/>
          <table:table-cell office:value-type="float" office:value="31.6976">
            <text:p>31,7</text:p>
          </table:table-cell>
          <table:table-cell table:style-name="ce5" office:value-type="float" office:value="7.9244">
            <text:p>7,9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LEDF45213M</text:p>
          </table:table-cell>
          <table:table-cell office:value-type="float" office:value="10">
            <text:p>10</text:p>
          </table:table-cell>
          <table:table-cell table:style-name="ce3" office:value-type="string">
            <text:p>9708 - WRST 4-WRKT/LED F 4-521/3 M</text:p>
          </table:table-cell>
          <table:table-cell office:value-type="float" office:value="10">
            <text:p>10</text:p>
          </table:table-cell>
          <table:table-cell/>
          <table:table-cell office:value-type="float" office:value="30.2192">
            <text:p>30,22</text:p>
          </table:table-cell>
          <table:table-cell table:style-name="ce5" office:value-type="float" office:value="7.5548">
            <text:p>7,5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TLEDF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28 - WRST 4-WRKT/LED F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42.6272">
            <text:p>42,63</text:p>
          </table:table-cell>
          <table:table-cell table:style-name="ce5" office:value-type="float" office:value="10.6568">
            <text:p>10,6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19 - WRST 4-WRKWT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27.7904">
            <text:p>27,79</text:p>
          </table:table-cell>
          <table:table-cell table:style-name="ce5" office:value-type="float" office:value="6.9476">
            <text:p>6,9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4521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0 - WRST 4-WRKWT 4-521/1 M</text:p>
          </table:table-cell>
          <table:table-cell office:value-type="float" office:value="10">
            <text:p>10</text:p>
          </table:table-cell>
          <table:table-cell/>
          <table:table-cell office:value-type="float" office:value="28.3888">
            <text:p>28,39</text:p>
          </table:table-cell>
          <table:table-cell table:style-name="ce5" office:value-type="float" office:value="7.0972">
            <text:p>7,1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3 - WRST 4-WRKWT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41.8">
            <text:p>41,8</text:p>
          </table:table-cell>
          <table:table-cell table:style-name="ce5" office:value-type="float" office:value="10.45">
            <text:p>10,4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4 - WRST 4-WRKWT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49.2448">
            <text:p>49,24</text:p>
          </table:table-cell>
          <table:table-cell table:style-name="ce5" office:value-type="float" office:value="12.3112">
            <text:p>12,3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1 - WRST 4-WRKWT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29.8848">
            <text:p>29,88</text:p>
          </table:table-cell>
          <table:table-cell table:style-name="ce5" office:value-type="float" office:value="7.4712">
            <text:p>7,4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7022 - WRST 4-WRKWT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34.3376">
            <text:p>34,34</text:p>
          </table:table-cell>
          <table:table-cell table:style-name="ce5" office:value-type="float" office:value="8.5844">
            <text:p>8,5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F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1 - WRST 4-WRKWT/LED F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4.144">
            <text:p>34,14</text:p>
          </table:table-cell>
          <table:table-cell table:style-name="ce5" office:value-type="float" office:value="8.536">
            <text:p>8,5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F4521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2 - WRST 4-WRKWT/LED F 4-521/1 M</text:p>
          </table:table-cell>
          <table:table-cell office:value-type="float" office:value="10">
            <text:p>10</text:p>
          </table:table-cell>
          <table:table-cell/>
          <table:table-cell office:value-type="float" office:value="34.8128">
            <text:p>34,81</text:p>
          </table:table-cell>
          <table:table-cell table:style-name="ce5" office:value-type="float" office:value="8.7032">
            <text:p>8,7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F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5 - WRST 4-WRKWT/LED F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49.5616">
            <text:p>49,56</text:p>
          </table:table-cell>
          <table:table-cell table:style-name="ce5" office:value-type="float" office:value="12.3904">
            <text:p>12,3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F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6 - WRST 4-WRKWT/LED F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57.7456">
            <text:p>57,75</text:p>
          </table:table-cell>
          <table:table-cell table:style-name="ce5" office:value-type="float" office:value="14.4364">
            <text:p>14,4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F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3 - WRST 4-WRKWT/LED F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36.4496">
            <text:p>36,45</text:p>
          </table:table-cell>
          <table:table-cell table:style-name="ce5" office:value-type="float" office:value="9.1124">
            <text:p>9,1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F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4 - WRST 4-WRKWT/LED F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41.3776">
            <text:p>41,38</text:p>
          </table:table-cell>
          <table:table-cell table:style-name="ce5" office:value-type="float" office:value="10.3444">
            <text:p>10,3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P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7 - WRST 4-WRKWT/LED P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2.648">
            <text:p>32,65</text:p>
          </table:table-cell>
          <table:table-cell table:style-name="ce5" office:value-type="float" office:value="8.162">
            <text:p>8,1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P45211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8 - WRST 4-WRKWT/LED P 4-521/1 M</text:p>
          </table:table-cell>
          <table:table-cell office:value-type="float" office:value="10">
            <text:p>10</text:p>
          </table:table-cell>
          <table:table-cell/>
          <table:table-cell office:value-type="float" office:value="33.3344">
            <text:p>33,33</text:p>
          </table:table-cell>
          <table:table-cell table:style-name="ce5" office:value-type="float" office:value="8.3336">
            <text:p>8,3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P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41 - WRST 4-WRKWT/LED P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48.6992">
            <text:p>48,7</text:p>
          </table:table-cell>
          <table:table-cell table:style-name="ce5" office:value-type="float" office:value="12.1748">
            <text:p>12,1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P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42 - WRST 4-WRKWT/LED P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57.2352">
            <text:p>57,24</text:p>
          </table:table-cell>
          <table:table-cell table:style-name="ce5" office:value-type="float" office:value="14.3088">
            <text:p>14,3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P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39 - WRST 4-WRKWT/LED P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35.0416">
            <text:p>35,04</text:p>
          </table:table-cell>
          <table:table-cell table:style-name="ce5" office:value-type="float" office:value="8.7604">
            <text:p>8,7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P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40 - WRST 4-WRKWT/LED P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40.1632">
            <text:p>40,16</text:p>
          </table:table-cell>
          <table:table-cell table:style-name="ce5" office:value-type="float" office:value="10.0408">
            <text:p>10,0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4WRKWTLEDR45210.6M</text:p>
          </table:table-cell>
          <table:table-cell office:value-type="float" office:value="10">
            <text:p>10</text:p>
          </table:table-cell>
          <table:table-cell table:style-name="ce3" office:value-type="string">
            <text:p>934753043 - WRST 4-WRKWT/LED R 4-521/0,6 M</text:p>
          </table:table-cell>
          <table:table-cell office:value-type="float" office:value="10">
            <text:p>10</text:p>
          </table:table-cell>
          <table:table-cell/>
          <table:table-cell office:value-type="float" office:value="45.5136">
            <text:p>45,51</text:p>
          </table:table-cell>
          <table:table-cell table:style-name="ce5" office:value-type="float" office:value="11.3784">
            <text:p>11,3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522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5 - WRST 5-522/10 M</text:p>
          </table:table-cell>
          <table:table-cell office:value-type="float" office:value="10">
            <text:p>10</text:p>
          </table:table-cell>
          <table:table-cell/>
          <table:table-cell office:value-type="float" office:value="33.9328">
            <text:p>33,93</text:p>
          </table:table-cell>
          <table:table-cell table:style-name="ce5" office:value-type="float" office:value="8.4832">
            <text:p>8,4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52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6 - WRST 5-522/15 M</text:p>
          </table:table-cell>
          <table:table-cell office:value-type="float" office:value="10">
            <text:p>10</text:p>
          </table:table-cell>
          <table:table-cell/>
          <table:table-cell office:value-type="float" office:value="44.3168">
            <text:p>44,32</text:p>
          </table:table-cell>
          <table:table-cell table:style-name="ce5" office:value-type="float" office:value="11.0792">
            <text:p>11,0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522150M</text:p>
          </table:table-cell>
          <table:table-cell office:value-type="float" office:value="5">
            <text:p>5</text:p>
          </table:table-cell>
          <table:table-cell table:style-name="ce3" office:value-type="string">
            <text:p>8216 - WRST 5-522/150 M</text:p>
          </table:table-cell>
          <table:table-cell office:value-type="float" office:value="5">
            <text:p>5</text:p>
          </table:table-cell>
          <table:table-cell/>
          <table:table-cell office:value-type="float" office:value="449.2928">
            <text:p>449,29</text:p>
          </table:table-cell>
          <table:table-cell table:style-name="ce5" office:value-type="float" office:value="112.3232">
            <text:p>112,3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522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3 - WRST 5-522/2 M</text:p>
          </table:table-cell>
          <table:table-cell office:value-type="float" office:value="10">
            <text:p>10</text:p>
          </table:table-cell>
          <table:table-cell/>
          <table:table-cell office:value-type="float" office:value="20.9792">
            <text:p>20,98</text:p>
          </table:table-cell>
          <table:table-cell table:style-name="ce5" office:value-type="float" office:value="5.2448">
            <text:p>5,2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522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7 - WRST 5-522/20 M</text:p>
          </table:table-cell>
          <table:table-cell office:value-type="float" office:value="10">
            <text:p>10</text:p>
          </table:table-cell>
          <table:table-cell/>
          <table:table-cell office:value-type="float" office:value="55.8272">
            <text:p>55,83</text:p>
          </table:table-cell>
          <table:table-cell table:style-name="ce5" office:value-type="float" office:value="13.9568">
            <text:p>13,9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522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8 - WRST 5-522/25 M</text:p>
          </table:table-cell>
          <table:table-cell office:value-type="float" office:value="10">
            <text:p>10</text:p>
          </table:table-cell>
          <table:table-cell/>
          <table:table-cell office:value-type="float" office:value="65.5072">
            <text:p>65,51</text:p>
          </table:table-cell>
          <table:table-cell table:style-name="ce5" office:value-type="float" office:value="16.3768">
            <text:p>16,3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52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4 - WRST 5-522/5 M</text:p>
          </table:table-cell>
          <table:table-cell office:value-type="float" office:value="10">
            <text:p>10</text:p>
          </table:table-cell>
          <table:table-cell/>
          <table:table-cell office:value-type="float" office:value="24.3584">
            <text:p>24,36</text:p>
          </table:table-cell>
          <table:table-cell table:style-name="ce5" office:value-type="float" office:value="6.0896">
            <text:p>6,0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T55220.6M</text:p>
          </table:table-cell>
          <table:table-cell office:value-type="float" office:value="10">
            <text:p>10</text:p>
          </table:table-cell>
          <table:table-cell table:style-name="ce3" office:value-type="string">
            <text:p>10419 - WRST 5-WRKT 5-522/0,6 M</text:p>
          </table:table-cell>
          <table:table-cell office:value-type="float" office:value="10">
            <text:p>10</text:p>
          </table:table-cell>
          <table:table-cell/>
          <table:table-cell office:value-type="float" office:value="40.5504">
            <text:p>40,55</text:p>
          </table:table-cell>
          <table:table-cell table:style-name="ce5" office:value-type="float" office:value="10.1376">
            <text:p>10,1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T55221.5M</text:p>
          </table:table-cell>
          <table:table-cell office:value-type="float" office:value="10">
            <text:p>10</text:p>
          </table:table-cell>
          <table:table-cell table:style-name="ce3" office:value-type="string">
            <text:p>10503 - WRST 5-WRKT 5-522/1,5 M</text:p>
          </table:table-cell>
          <table:table-cell office:value-type="float" office:value="10">
            <text:p>10</text:p>
          </table:table-cell>
          <table:table-cell/>
          <table:table-cell office:value-type="float" office:value="29.4272">
            <text:p>29,43</text:p>
          </table:table-cell>
          <table:table-cell table:style-name="ce5" office:value-type="float" office:value="7.3568">
            <text:p>7,3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T55225M</text:p>
          </table:table-cell>
          <table:table-cell office:value-type="float" office:value="10">
            <text:p>10</text:p>
          </table:table-cell>
          <table:table-cell table:style-name="ce3" office:value-type="string">
            <text:p>4213 - WRST 5-WRKT 5-522/5 M</text:p>
          </table:table-cell>
          <table:table-cell office:value-type="float" office:value="10">
            <text:p>10</text:p>
          </table:table-cell>
          <table:table-cell/>
          <table:table-cell office:value-type="float" office:value="36.696">
            <text:p>36,7</text:p>
          </table:table-cell>
          <table:table-cell table:style-name="ce5" office:value-type="float" office:value="9.174">
            <text:p>9,1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WT55220.6M</text:p>
          </table:table-cell>
          <table:table-cell office:value-type="float" office:value="10">
            <text:p>10</text:p>
          </table:table-cell>
          <table:table-cell table:style-name="ce3" office:value-type="string">
            <text:p>4155 - WRST 5-WRKWT 5-522/0,6 M</text:p>
          </table:table-cell>
          <table:table-cell office:value-type="float" office:value="10">
            <text:p>10</text:p>
          </table:table-cell>
          <table:table-cell/>
          <table:table-cell office:value-type="float" office:value="27.5616">
            <text:p>27,56</text:p>
          </table:table-cell>
          <table:table-cell table:style-name="ce5" office:value-type="float" office:value="6.8904">
            <text:p>6,8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WT55221M</text:p>
          </table:table-cell>
          <table:table-cell office:value-type="float" office:value="10">
            <text:p>10</text:p>
          </table:table-cell>
          <table:table-cell table:style-name="ce3" office:value-type="string">
            <text:p>4156 - WRST 5-WRKWT 5-522/1 M</text:p>
          </table:table-cell>
          <table:table-cell office:value-type="float" office:value="10">
            <text:p>10</text:p>
          </table:table-cell>
          <table:table-cell/>
          <table:table-cell office:value-type="float" office:value="28.3888">
            <text:p>28,39</text:p>
          </table:table-cell>
          <table:table-cell table:style-name="ce5" office:value-type="float" office:value="7.0972">
            <text:p>7,1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WT552210M</text:p>
          </table:table-cell>
          <table:table-cell office:value-type="float" office:value="10">
            <text:p>10</text:p>
          </table:table-cell>
          <table:table-cell table:style-name="ce3" office:value-type="string">
            <text:p>4159 - WRST 5-WRKWT 5-522/10 M</text:p>
          </table:table-cell>
          <table:table-cell office:value-type="float" office:value="10">
            <text:p>10</text:p>
          </table:table-cell>
          <table:table-cell/>
          <table:table-cell office:value-type="float" office:value="47.08">
            <text:p>47,08</text:p>
          </table:table-cell>
          <table:table-cell table:style-name="ce5" office:value-type="float" office:value="11.77">
            <text:p>11,7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WT552215M</text:p>
          </table:table-cell>
          <table:table-cell office:value-type="float" office:value="10">
            <text:p>10</text:p>
          </table:table-cell>
          <table:table-cell table:style-name="ce3" office:value-type="string">
            <text:p>4160 - WRST 5-WRKWT 5-522/15 M</text:p>
          </table:table-cell>
          <table:table-cell office:value-type="float" office:value="10">
            <text:p>10</text:p>
          </table:table-cell>
          <table:table-cell/>
          <table:table-cell office:value-type="float" office:value="57.464">
            <text:p>57,46</text:p>
          </table:table-cell>
          <table:table-cell table:style-name="ce5" office:value-type="float" office:value="14.366">
            <text:p>14,3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WT55222M</text:p>
          </table:table-cell>
          <table:table-cell office:value-type="float" office:value="10">
            <text:p>10</text:p>
          </table:table-cell>
          <table:table-cell table:style-name="ce3" office:value-type="string">
            <text:p>4157 - WRST 5-WRKWT 5-522/2 M</text:p>
          </table:table-cell>
          <table:table-cell office:value-type="float" office:value="10">
            <text:p>10</text:p>
          </table:table-cell>
          <table:table-cell/>
          <table:table-cell office:value-type="float" office:value="30.4656">
            <text:p>30,47</text:p>
          </table:table-cell>
          <table:table-cell table:style-name="ce5" office:value-type="float" office:value="7.6164">
            <text:p>7,6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WT55225M</text:p>
          </table:table-cell>
          <table:table-cell office:value-type="float" office:value="10">
            <text:p>10</text:p>
          </table:table-cell>
          <table:table-cell table:style-name="ce3" office:value-type="string">
            <text:p>4158 - WRST 5-WRKWT 5-522/5 M</text:p>
          </table:table-cell>
          <table:table-cell office:value-type="float" office:value="10">
            <text:p>10</text:p>
          </table:table-cell>
          <table:table-cell/>
          <table:table-cell office:value-type="float" office:value="36.696">
            <text:p>36,7</text:p>
          </table:table-cell>
          <table:table-cell table:style-name="ce5" office:value-type="float" office:value="9.174">
            <text:p>9,1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WTLEDP55220.6M</text:p>
          </table:table-cell>
          <table:table-cell office:value-type="float" office:value="10">
            <text:p>10</text:p>
          </table:table-cell>
          <table:table-cell table:style-name="ce3" office:value-type="string">
            <text:p>10657 - WRST 5-WRKWT/LED P 5-522/0,6 M</text:p>
          </table:table-cell>
          <table:table-cell office:value-type="float" office:value="10">
            <text:p>10</text:p>
          </table:table-cell>
          <table:table-cell/>
          <table:table-cell office:value-type="float" office:value="35.6752">
            <text:p>35,68</text:p>
          </table:table-cell>
          <table:table-cell table:style-name="ce5" office:value-type="float" office:value="8.9188">
            <text:p>8,9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WTLEDP55222M</text:p>
          </table:table-cell>
          <table:table-cell office:value-type="float" office:value="10">
            <text:p>10</text:p>
          </table:table-cell>
          <table:table-cell table:style-name="ce3" office:value-type="string">
            <text:p>10653 - WRST 5-WRKWT/LED P 5-522/2 M</text:p>
          </table:table-cell>
          <table:table-cell office:value-type="float" office:value="10">
            <text:p>10</text:p>
          </table:table-cell>
          <table:table-cell/>
          <table:table-cell office:value-type="float" office:value="38.5968">
            <text:p>38,6</text:p>
          </table:table-cell>
          <table:table-cell table:style-name="ce5" office:value-type="float" office:value="9.6492">
            <text:p>9,6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5WRKWTLEDP55225M</text:p>
          </table:table-cell>
          <table:table-cell office:value-type="float" office:value="10">
            <text:p>10</text:p>
          </table:table-cell>
          <table:table-cell table:style-name="ce3" office:value-type="string">
            <text:p>10655 - WRST 5-WRKWT/LED P 5-522/5 M</text:p>
          </table:table-cell>
          <table:table-cell office:value-type="float" office:value="10">
            <text:p>10</text:p>
          </table:table-cell>
          <table:table-cell/>
          <table:table-cell office:value-type="float" office:value="44.8272">
            <text:p>44,83</text:p>
          </table:table-cell>
          <table:table-cell table:style-name="ce5" office:value-type="float" office:value="11.2068">
            <text:p>11,2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8523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21 - WRST 8-523/10 M</text:p>
          </table:table-cell>
          <table:table-cell office:value-type="float" office:value="10">
            <text:p>10</text:p>
          </table:table-cell>
          <table:table-cell/>
          <table:table-cell office:value-type="float" office:value="50.5472">
            <text:p>50,55</text:p>
          </table:table-cell>
          <table:table-cell table:style-name="ce5" office:value-type="float" office:value="12.6368">
            <text:p>12,6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8523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22 - WRST 8-523/15 M</text:p>
          </table:table-cell>
          <table:table-cell office:value-type="float" office:value="10">
            <text:p>10</text:p>
          </table:table-cell>
          <table:table-cell/>
          <table:table-cell office:value-type="float" office:value="64.768">
            <text:p>64,77</text:p>
          </table:table-cell>
          <table:table-cell table:style-name="ce5" office:value-type="float" office:value="16.192">
            <text:p>16,1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8523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19 - WRST 8-523/2 M</text:p>
          </table:table-cell>
          <table:table-cell office:value-type="float" office:value="10">
            <text:p>10</text:p>
          </table:table-cell>
          <table:table-cell/>
          <table:table-cell office:value-type="float" office:value="27.808">
            <text:p>27,81</text:p>
          </table:table-cell>
          <table:table-cell table:style-name="ce5" office:value-type="float" office:value="6.952">
            <text:p>6,9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8523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23 - WRST 8-523/20 M</text:p>
          </table:table-cell>
          <table:table-cell office:value-type="float" office:value="10">
            <text:p>10</text:p>
          </table:table-cell>
          <table:table-cell/>
          <table:table-cell office:value-type="float" office:value="86.8736">
            <text:p>86,87</text:p>
          </table:table-cell>
          <table:table-cell table:style-name="ce5" office:value-type="float" office:value="21.7184">
            <text:p>21,72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8523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24 - WRST 8-523/25 M</text:p>
          </table:table-cell>
          <table:table-cell office:value-type="float" office:value="10">
            <text:p>10</text:p>
          </table:table-cell>
          <table:table-cell/>
          <table:table-cell office:value-type="float" office:value="102.52">
            <text:p>102,52</text:p>
          </table:table-cell>
          <table:table-cell table:style-name="ce5" office:value-type="float" office:value="25.63">
            <text:p>25,6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8523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5020 - WRST 8-523/5 M</text:p>
          </table:table-cell>
          <table:table-cell office:value-type="float" office:value="10">
            <text:p>10</text:p>
          </table:table-cell>
          <table:table-cell/>
          <table:table-cell office:value-type="float" office:value="36.344">
            <text:p>36,34</text:p>
          </table:table-cell>
          <table:table-cell table:style-name="ce5" office:value-type="float" office:value="9.086">
            <text:p>9,0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8WRKT85232M</text:p>
          </table:table-cell>
          <table:table-cell office:value-type="float" office:value="10">
            <text:p>10</text:p>
          </table:table-cell>
          <table:table-cell table:style-name="ce3" office:value-type="string">
            <text:p>8890 - WRST 8-WRKT 8-523/2 M</text:p>
          </table:table-cell>
          <table:table-cell office:value-type="float" office:value="10">
            <text:p>10</text:p>
          </table:table-cell>
          <table:table-cell/>
          <table:table-cell office:value-type="float" office:value="38.7904">
            <text:p>38,79</text:p>
          </table:table-cell>
          <table:table-cell table:style-name="ce5" office:value-type="float" office:value="9.6976">
            <text:p>9,7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T8WRST85235M</text:p>
          </table:table-cell>
          <table:table-cell office:value-type="float" office:value="10">
            <text:p>10</text:p>
          </table:table-cell>
          <table:table-cell table:style-name="ce3" office:value-type="string">
            <text:p>8801 - WRST 8-WRST 8-523/5 M</text:p>
          </table:table-cell>
          <table:table-cell office:value-type="float" office:value="10">
            <text:p>10</text:p>
          </table:table-cell>
          <table:table-cell/>
          <table:table-cell office:value-type="float" office:value="48.4">
            <text:p>48,4</text:p>
          </table:table-cell>
          <table:table-cell table:style-name="ce5" office:value-type="float" office:value="12.1">
            <text:p>12,1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3520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03 - WRSWT 3-520/10 M</text:p>
          </table:table-cell>
          <table:table-cell office:value-type="float" office:value="10">
            <text:p>10</text:p>
          </table:table-cell>
          <table:table-cell/>
          <table:table-cell office:value-type="float" office:value="28.424">
            <text:p>28,42</text:p>
          </table:table-cell>
          <table:table-cell table:style-name="ce5" office:value-type="float" office:value="7.106">
            <text:p>7,1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3520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04 - WRSWT 3-520/15 M</text:p>
          </table:table-cell>
          <table:table-cell office:value-type="float" office:value="10">
            <text:p>10</text:p>
          </table:table-cell>
          <table:table-cell/>
          <table:table-cell office:value-type="float" office:value="35.1824">
            <text:p>35,18</text:p>
          </table:table-cell>
          <table:table-cell table:style-name="ce5" office:value-type="float" office:value="8.7956">
            <text:p>8,8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3520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01 - WRSWT 3-520/2 M</text:p>
          </table:table-cell>
          <table:table-cell office:value-type="float" office:value="10">
            <text:p>10</text:p>
          </table:table-cell>
          <table:table-cell/>
          <table:table-cell office:value-type="float" office:value="17.5824">
            <text:p>17,58</text:p>
          </table:table-cell>
          <table:table-cell table:style-name="ce5" office:value-type="float" office:value="4.3956">
            <text:p>4,4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3520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05 - WRSWT 3-520/20 M</text:p>
          </table:table-cell>
          <table:table-cell office:value-type="float" office:value="10">
            <text:p>10</text:p>
          </table:table-cell>
          <table:table-cell/>
          <table:table-cell office:value-type="float" office:value="46.1472">
            <text:p>46,15</text:p>
          </table:table-cell>
          <table:table-cell table:style-name="ce5" office:value-type="float" office:value="11.5368">
            <text:p>11,5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3520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06 - WRSWT 3-520/25 M</text:p>
          </table:table-cell>
          <table:table-cell office:value-type="float" office:value="10">
            <text:p>10</text:p>
          </table:table-cell>
          <table:table-cell/>
          <table:table-cell office:value-type="float" office:value="53.592">
            <text:p>53,59</text:p>
          </table:table-cell>
          <table:table-cell table:style-name="ce5" office:value-type="float" office:value="13.398">
            <text:p>13,40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3520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02 - WRSWT 3-520/5 M</text:p>
          </table:table-cell>
          <table:table-cell office:value-type="float" office:value="10">
            <text:p>10</text:p>
          </table:table-cell>
          <table:table-cell/>
          <table:table-cell office:value-type="float" office:value="21.648">
            <text:p>21,65</text:p>
          </table:table-cell>
          <table:table-cell table:style-name="ce5" office:value-type="float" office:value="5.412">
            <text:p>5,4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4521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09 - WRSWT 4-521/10 M</text:p>
          </table:table-cell>
          <table:table-cell office:value-type="float" office:value="10">
            <text:p>10</text:p>
          </table:table-cell>
          <table:table-cell/>
          <table:table-cell office:value-type="float" office:value="33.7392">
            <text:p>33,74</text:p>
          </table:table-cell>
          <table:table-cell table:style-name="ce5" office:value-type="float" office:value="8.4348">
            <text:p>8,4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4521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0 - WRSWT 4-521/15 M</text:p>
          </table:table-cell>
          <table:table-cell office:value-type="float" office:value="10">
            <text:p>10</text:p>
          </table:table-cell>
          <table:table-cell/>
          <table:table-cell office:value-type="float" office:value="41.9408">
            <text:p>41,94</text:p>
          </table:table-cell>
          <table:table-cell table:style-name="ce5" office:value-type="float" office:value="10.4852">
            <text:p>10,4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4521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07 - WRSWT 4-521/2 M</text:p>
          </table:table-cell>
          <table:table-cell office:value-type="float" office:value="10">
            <text:p>10</text:p>
          </table:table-cell>
          <table:table-cell/>
          <table:table-cell office:value-type="float" office:value="18.7616">
            <text:p>18,76</text:p>
          </table:table-cell>
          <table:table-cell table:style-name="ce5" office:value-type="float" office:value="4.6904">
            <text:p>4,6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4521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1 - WRSWT 4-521/20 M</text:p>
          </table:table-cell>
          <table:table-cell office:value-type="float" office:value="10">
            <text:p>10</text:p>
          </table:table-cell>
          <table:table-cell/>
          <table:table-cell office:value-type="float" office:value="55.1408">
            <text:p>55,14</text:p>
          </table:table-cell>
          <table:table-cell table:style-name="ce5" office:value-type="float" office:value="13.7852">
            <text:p>13,7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4521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2 - WRSWT 4-521/25 M</text:p>
          </table:table-cell>
          <table:table-cell office:value-type="float" office:value="10">
            <text:p>10</text:p>
          </table:table-cell>
          <table:table-cell/>
          <table:table-cell office:value-type="float" office:value="64.152">
            <text:p>64,15</text:p>
          </table:table-cell>
          <table:table-cell table:style-name="ce5" office:value-type="float" office:value="16.038">
            <text:p>16,04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45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08 - WRSWT 4-521/5 M</text:p>
          </table:table-cell>
          <table:table-cell office:value-type="float" office:value="10">
            <text:p>10</text:p>
          </table:table-cell>
          <table:table-cell/>
          <table:table-cell office:value-type="float" office:value="23.232">
            <text:p>23,23</text:p>
          </table:table-cell>
          <table:table-cell table:style-name="ce5" office:value-type="float" office:value="5.808">
            <text:p>5,81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5522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5 - WRSWT 5-522/10 M</text:p>
          </table:table-cell>
          <table:table-cell office:value-type="float" office:value="10">
            <text:p>10</text:p>
          </table:table-cell>
          <table:table-cell/>
          <table:table-cell office:value-type="float" office:value="33.9328">
            <text:p>33,93</text:p>
          </table:table-cell>
          <table:table-cell table:style-name="ce5" office:value-type="float" office:value="8.4832">
            <text:p>8,4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5522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6 - WRSWT 5-522/15 M</text:p>
          </table:table-cell>
          <table:table-cell office:value-type="float" office:value="10">
            <text:p>10</text:p>
          </table:table-cell>
          <table:table-cell/>
          <table:table-cell office:value-type="float" office:value="44.3168">
            <text:p>44,32</text:p>
          </table:table-cell>
          <table:table-cell table:style-name="ce5" office:value-type="float" office:value="11.0792">
            <text:p>11,0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5522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3 - WRSWT 5-522/2 M</text:p>
          </table:table-cell>
          <table:table-cell office:value-type="float" office:value="10">
            <text:p>10</text:p>
          </table:table-cell>
          <table:table-cell/>
          <table:table-cell office:value-type="float" office:value="19.8528">
            <text:p>19,85</text:p>
          </table:table-cell>
          <table:table-cell table:style-name="ce5" office:value-type="float" office:value="4.9632">
            <text:p>4,96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5522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7 - WRSWT 5-522/20 M</text:p>
          </table:table-cell>
          <table:table-cell office:value-type="float" office:value="10">
            <text:p>10</text:p>
          </table:table-cell>
          <table:table-cell/>
          <table:table-cell office:value-type="float" office:value="56.6896">
            <text:p>56,69</text:p>
          </table:table-cell>
          <table:table-cell table:style-name="ce5" office:value-type="float" office:value="14.1724">
            <text:p>14,17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5522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8 - WRSWT 5-522/25 M</text:p>
          </table:table-cell>
          <table:table-cell office:value-type="float" office:value="10">
            <text:p>10</text:p>
          </table:table-cell>
          <table:table-cell/>
          <table:table-cell office:value-type="float" office:value="66.3696">
            <text:p>66,37</text:p>
          </table:table-cell>
          <table:table-cell table:style-name="ce5" office:value-type="float" office:value="16.5924">
            <text:p>16,5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552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4 - WRSWT 5-522/5 M</text:p>
          </table:table-cell>
          <table:table-cell office:value-type="float" office:value="10">
            <text:p>10</text:p>
          </table:table-cell>
          <table:table-cell/>
          <table:table-cell office:value-type="float" office:value="25.1328">
            <text:p>25,13</text:p>
          </table:table-cell>
          <table:table-cell table:style-name="ce5" office:value-type="float" office:value="6.2832">
            <text:p>6,28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85231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21 - WRSWT 8-523/10 M</text:p>
          </table:table-cell>
          <table:table-cell office:value-type="float" office:value="10">
            <text:p>10</text:p>
          </table:table-cell>
          <table:table-cell/>
          <table:table-cell office:value-type="float" office:value="51.3392">
            <text:p>51,34</text:p>
          </table:table-cell>
          <table:table-cell table:style-name="ce5" office:value-type="float" office:value="12.8348">
            <text:p>12,8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85231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22 - WRSWT 8-523/15 M</text:p>
          </table:table-cell>
          <table:table-cell office:value-type="float" office:value="10">
            <text:p>10</text:p>
          </table:table-cell>
          <table:table-cell/>
          <table:table-cell office:value-type="float" office:value="65.56">
            <text:p>65,56</text:p>
          </table:table-cell>
          <table:table-cell table:style-name="ce5" office:value-type="float" office:value="16.39">
            <text:p>16,39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85232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19 - WRSWT 8-523/2 M</text:p>
          </table:table-cell>
          <table:table-cell office:value-type="float" office:value="10">
            <text:p>10</text:p>
          </table:table-cell>
          <table:table-cell/>
          <table:table-cell office:value-type="float" office:value="28.6">
            <text:p>28,6</text:p>
          </table:table-cell>
          <table:table-cell table:style-name="ce5" office:value-type="float" office:value="7.15">
            <text:p>7,1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852320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23 - WRSWT 8-523/20 M</text:p>
          </table:table-cell>
          <table:table-cell office:value-type="float" office:value="10">
            <text:p>10</text:p>
          </table:table-cell>
          <table:table-cell/>
          <table:table-cell office:value-type="float" office:value="87.736">
            <text:p>87,74</text:p>
          </table:table-cell>
          <table:table-cell table:style-name="ce5" office:value-type="float" office:value="21.934">
            <text:p>21,93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85232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24 - WRSWT 8-523/25 M</text:p>
          </table:table-cell>
          <table:table-cell office:value-type="float" office:value="10">
            <text:p>10</text:p>
          </table:table-cell>
          <table:table-cell/>
          <table:table-cell office:value-type="float" office:value="103.3824">
            <text:p>103,38</text:p>
          </table:table-cell>
          <table:table-cell table:style-name="ce5" office:value-type="float" office:value="25.8456">
            <text:p>25,85</text:p>
          </table:table-cell>
        </table:table-row>
        <table:table-row table:style-name="ro1">
          <table:table-cell office:value-type="string">
            <text:p>LUMBERG-ETA</text:p>
          </table:table-cell>
          <table:table-cell table:style-name="ce2" office:value-type="string">
            <text:p>WRSWT85235M</text:p>
          </table:table-cell>
          <table:table-cell office:value-type="float" office:value="10">
            <text:p>10</text:p>
          </table:table-cell>
          <table:table-cell table:style-name="ce3" office:value-type="string">
            <text:p>934736020 - WRSWT 8-523/5 M</text:p>
          </table:table-cell>
          <table:table-cell office:value-type="float" office:value="10">
            <text:p>10</text:p>
          </table:table-cell>
          <table:table-cell/>
          <table:table-cell office:value-type="float" office:value="37.1184">
            <text:p>37,12</text:p>
          </table:table-cell>
          <table:table-cell table:style-name="ce5" office:value-type="float" office:value="9.2796">
            <text:p>9,28</text:p>
          </table:table-cell>
        </table:table-row>
        <table:table-row table:style-name="ro1" table:number-rows-repeated="1048287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number:number-style style:name="N8124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4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4P2" style:volatile="true" number:language="fr" number:country="FR">
      <number:text> -    </number:text>
    </number:number-style>
    <number:text-style style:name="N8124" number:language="fr" number:country="FR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5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5P2" style:volatile="true" number:language="fr" number:country="FR">
      <number:text> - € </number:text>
    </number:number-style>
    <number:text-style style:name="N8125" number:language="fr" number:country="FR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fr" number:country="FR">
      <number:minutes number:style="long"/>
      <number:text>:</number:text>
      <number:seconds number:style="long"/>
    </number:time-style>
    <number:time-style style:name="N8127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fr" number:country="FR">
      <number:minutes number:style="long"/>
      <number:text>:</number:text>
      <number:seconds number:style="long" number:decimal-places="1"/>
    </number:time-style>
    <number:number-style style:name="N8129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26/02/2016</text:date>, <text:time>15:1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20S</meta:editing-duration>
    <meta:editing-cycles>39</meta:editing-cycles>
    <meta:generator>OpenOffice/4.1.0$Win32 OpenOffice.org_project/410m18$Build-9764</meta:generator>
    <dc:date>2016-02-26T15:11:24.49</dc:date>
    <dc:creator>Stanislav Rubint</dc:creator>
    <meta:document-statistic meta:table-count="1" meta:cell-count="2017" meta:object-count="0"/>
    <meta:user-defined meta:name="Info 1"/>
    <meta:user-defined meta:name="Info 2"/>
    <meta:user-defined meta:name="Info 3"/>
    <meta:user-defined meta:name="Info 4"/>
  </office:meta>
</office:document-meta>
</file>